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Normal" style:family="paragraph">
      <style:text-properties fo:color="#FF0000"/>
    </style:style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Normal" style:family="paragraph">
      <style:paragraph-properties fo:text-align="center" fo:margin-left="0.0333in">
        <style:tab-stops/>
      </style:paragraph-properties>
      <style:text-properties fo:font-weight="bold" style:font-weight-asian="bold" fo:color="#FF0000"/>
    </style:style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Normal" style:family="paragraph">
      <style:paragraph-properties fo:margin-left="0.0333in">
        <style:tab-stops/>
      </style:paragraph-properties>
    </style:style>
    <style:style style:name="P28" style:parent-style-name="Normal" style:family="paragraph">
      <style:paragraph-properties fo:margin-left="0.0333in">
        <style:tab-stops/>
      </style:paragraph-properties>
    </style:style>
    <style:style style:name="P29" style:parent-style-name="Normal" style:family="paragraph">
      <style:paragraph-properties fo:margin-left="0.0333in">
        <style:tab-stops/>
      </style:paragraph-properties>
    </style:style>
    <style:style style:name="P30" style:parent-style-name="Normal" style:family="paragraph">
      <style:paragraph-properties fo:margin-left="0.0333in">
        <style:tab-stops/>
      </style:paragraph-properties>
    </style:style>
    <style:style style:name="P31" style:parent-style-name="Normal" style:family="paragraph">
      <style:paragraph-properties fo:margin-left="0.0333in">
        <style:tab-stops/>
      </style:paragraph-properties>
    </style:style>
    <style:style style:name="P32" style:parent-style-name="Normal" style:family="paragraph">
      <style:paragraph-properties fo:margin-left="0.0333in">
        <style:tab-stops/>
      </style:paragraph-properties>
    </style:style>
    <style:style style:name="P33" style:parent-style-name="Normal" style:family="paragraph">
      <style:paragraph-properties fo:margin-left="0.0333in">
        <style:tab-stops/>
      </style:paragraph-properties>
    </style:style>
    <style:style style:name="P34" style:parent-style-name="Normal" style:family="paragraph">
      <style:paragraph-properties fo:margin-left="0.0333in">
        <style:tab-stops/>
      </style:paragraph-properties>
    </style:style>
  </office:automatic-styles>
  <office:body>
    <office:text text:use-soft-page-breaks="true">
      <text:p text:style-name="P1">Retour sur l’exercice :</text:p>
      <text:p text:style-name="Normal"/>
      <text:p text:style-name="Normal">Préparation du projet</text:p>
      <text:list text:style-name="LFO1" text:continue-numbering="true">
        <text:list-item>
          <text:p text:style-name="P2">Github</text:p>
        </text:list-item>
        <text:list-item>
          <text:p text:style-name="P3">Guideline</text:p>
        </text:list-item>
        <text:list-item>
          <text:p text:style-name="P4">Markfile</text:p>
        </text:list-item>
        <text:list-item>
          <text:p text:style-name="P5">Readme</text:p>
        </text:list-item>
        <text:list-item>
          <text:p text:style-name="P6">Markdown</text:p>
        </text:list-item>
      </text:list>
      <text:p text:style-name="Normal"/>
      <text:p text:style-name="Normal">Flow :<text:s/>(guideline de développement en équipe)</text:p>
      <text:p text:style-name="Normal">Branche develop par défaut</text:p>
      <text:p text:style-name="P7">NE JAMAIS PUSH SUR MASTER</text:p>
      <text:p text:style-name="Normal">Branche feature/12<text:s/>ou autre c’est la version hotfix</text:p>
      <text:list text:style-name="LFO1" text:continue-numbering="true">
        <text:list-item>
          <text:p text:style-name="P8">Pusher /seul</text:p>
        </text:list-item>
      </text:list>
      <text:p text:style-name="Normal">Pull request : réclame une review permet de décider si le code est suffisamment correct<text:s/></text:p>
      <text:list text:style-name="LFO1" text:continue-numbering="true">
        <text:list-item>
          <text:p text:style-name="P9">La personne qui réclame sa review n’est pas autorisé à valider sa review</text:p>
        </text:list-item>
      </text:list>
      <text:p text:style-name="Normal">Rebase develop pour être<text:s/>à<text:s/>jour avec la branch develop pour récuperer les nouveautés</text:p>
      <text:list text:style-name="LFO1" text:continue-numbering="true">
        <text:list-item>
          <text:p text:style-name="P10">Il y aura des conflits c’est normal</text:p>
        </text:list-item>
      </text:list>
      <text:p text:style-name="Normal">Pull request fait des alertes quand on est pas a jour avec la branch que l’on veut rejoindre</text:p>
      <text:p text:style-name="Normal"/>
      <text:p text:style-name="Normal">La branch master contiendra le projet fini, release</text:p>
      <text:p text:style-name="Normal"/>
      <text:p text:style-name="Normal">Pull-request :</text:p>
      <text:list text:style-name="LFO1" text:continue-numbering="true">
        <text:list-item>
          <text:p text:style-name="P11">Valider la pull request</text:p>
        </text:list-item>
        <text:list-item>
          <text:p text:style-name="P12">Detruire la branche</text:p>
        </text:list-item>
        <text:list-item>
          <text:p text:style-name="P13">Git<text:s/>fetch</text:p>
        </text:list-item>
        <text:list-item>
          <text:p text:style-name="P14">Git checkout develop<text:s/>(change de branche to develop)</text:p>
        </text:list-item>
        <text:list-item>
          <text:p text:style-name="P15">Git fetch -p</text:p>
        </text:list-item>
        <text:list-item>
          <text:p text:style-name="P16">Git branch -a (montre chaque branchs)</text:p>
        </text:list-item>
      </text:list>
      <text:p text:style-name="Normal">Développement en cours :<text:s/></text:p>
      <text:list text:style-name="LFO1" text:continue-numbering="true">
        <text:list-item>
          <text:p text:style-name="P17">Faire des commit une fois qu’une fonctionnalité EPIC est finie et ensuite faire une pull request pour qu’un collègue vérifie</text:p>
        </text:list-item>
      </text:list>
      <text:soft-page-break/>
      <text:p text:style-name="P18">Fichier Makefile</text:p>
      <text:p text:style-name="Normal"/>
      <text:p text:style-name="Normal">Environnement :</text:p>
      <text:list text:style-name="LFO1" text:continue-numbering="true">
        <text:list-item>
          <text:p text:style-name="P19">Dev</text:p>
        </text:list-item>
        <text:list-item>
          <text:p text:style-name="P20">Staging pour la recette (test en symfony)<text:s/>branch develop</text:p>
        </text:list-item>
        <text:list-item>
          <text:p text:style-name="P21">Preprod (valide le passage en prod)</text:p>
        </text:list-item>
        <text:list-item>
          <text:p text:style-name="P22">Prod<text:s/>branch master</text:p>
        </text:list-item>
      </text:list>
      <text:p text:style-name="Normal">Aaron Swartz :</text:p>
      <text:list text:style-name="LFO1" text:continue-numbering="true">
        <text:list-item>
          <text:p text:style-name="P23">Markdown</text:p>
        </text:list-item>
        <text:list-item>
          <text:p text:style-name="P24">RSS</text:p>
        </text:list-item>
        <text:list-item>
          <text:p text:style-name="P25">Voir son film</text:p>
        </text:list-item>
      </text:list>
      <text:p text:style-name="Normal"/>
      <text:p text:style-name="Normal">#Preparation</text:p>
      <text:p text:style-name="Normal">Version php mysql etc</text:p>
      <text:p text:style-name="Normal">#Installation</text:p>
      <text:list text:style-name="LFO1" text:continue-numbering="true">
        <text:list-item>
          <text:p text:style-name="P26">Make install ```bash<text:s/>php-```</text:p>
        </text:list-item>
      </text:list>
      <text:p text:style-name="P27">#Update</text:p>
      <text:p text:style-name="P28">#Deploy</text:p>
      <text:p text:style-name="P29">#Annexe</text:p>
      <text:p text:style-name="P30"/>
      <text:p text:style-name="P31">Contrib.md explique comment participer au projet sans tout casser</text:p>
      <text:p text:style-name="P32">Install.md permet d’expliquer comment installer</text:p>
      <text:p text:style-name="P33"/>
      <text:p text:style-name="P34">Graphql pour faire des ap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ry</meta:initial-creator>
    <dc:creator>Gary</dc:creator>
    <meta:creation-date>2018-11-13T07:59:00Z</meta:creation-date>
    <dc:date>2018-11-13T11:21:00Z</dc:date>
    <meta:template xlink:href="Normal" xlink:type="simple"/>
    <meta:editing-cycles>11</meta:editing-cycles>
    <meta:editing-duration>PT12060S</meta:editing-duration>
    <meta:document-statistic meta:page-count="2" meta:paragraph-count="2" meta:word-count="222" meta:character-count="1443" meta:row-count="10" meta:non-whitespace-character-count="1223"/>
  </office:meta>
</office:document-meta>
</file>